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2AA90087006FC0214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16.30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.457cm" svg:width="21.001cm" svg:height="2.044cm" draw:z-index="0">
        <draw:image xlink:href="Pictures/10000001000001F4000002AA90087006FC02142A.png" xlink:type="simple" xlink:show="embed" xlink:actuate="onLoad" draw:mime-type="image/png"/>
      </draw:frame>
      <text:p text:style-name="Title"><draw:line text:anchor-type="paragraph" draw:z-index="1" draw:name="Line 1" draw:style-name="gr2" draw:text-style-name="P1" svg:x1="-12.948cm" svg:y1="-21.548cm" svg:x2="-12.948cm" svg:y2="8.151cm"><text:p/></draw:line><draw:line text:anchor-type="paragraph" draw:z-index="2" draw:name="Line 2" draw:style-name="gr1" draw:text-style-name="P1" svg:x1="-0.938cm" svg:y1="-21.608cm" svg:x2="-0.938cm" svg:y2="27.211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21</meta:editing-cycles>
    <meta:creation-date>2024-07-22T14:15:00</meta:creation-date>
    <dc:date>2024-09-10T22:46:34.317463614</dc:date>
    <meta:editing-duration>PT9H23M17S</meta:editing-duration>
    <meta:generator>LibreOffice/7.3.7.2$Linux_X86_64 LibreOffice_project/30$Build-2</meta:generator>
    <meta:print-date>2024-07-30T23:50:50.027304754</meta:print-date>
    <meta:document-statistic meta:table-count="0" meta:image-count="1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